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929in"/>
    </style:style>
    <style:style style:name="co3" style:family="table-column">
      <style:table-column-properties fo:break-before="auto" style:column-width="1.6429in"/>
    </style:style>
    <style:style style:name="co4" style:family="table-column">
      <style:table-column-properties fo:break-before="auto" style:column-width="0.8866in"/>
    </style:style>
    <style:style style:name="co6" style:family="table-column">
      <style:table-column-properties fo:break-before="auto" style:column-width="0.7618in"/>
    </style:style>
    <style:style style:name="ro2" style:family="table-row">
      <style:table-row-properties style:row-height="0.1917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ce2"/>
        <table:table-column table:style-name="co6" table:number-columns-repeated="1013" table:default-cell-style-name="ce2"/>
        <table:table-column table:style-name="co6" table:default-cell-style-name="Default"/>
        <table:table-row table:style-name="ro2">
          <table:table-cell office:value-type="string" calcext:value-type="string">
            <text:p>Problem Nam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Std 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%full model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Time Savings %</text:p>
          </table:table-cell>
          <table:table-cell office:value-type="string" calcext:value-type="string">
            <text:p>Cost differenc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0-corner</text:p>
          </table:table-cell>
          <table:table-cell office:value-type="string" calcext:value-type="string">
            <text:p>LAO</text:p>
          </table:table-cell>
          <table:table-cell office:value-type="float" office:value="89.47" calcext:value-type="float">
            <text:p>89.47</text:p>
          </table:table-cell>
          <table:table-cell office:value-type="float" office:value="86.34" calcext:value-type="float">
            <text:p>86.34</text:p>
          </table:table-cell>
          <table:table-cell office:value-type="float" office:value="24.01" calcext:value-type="float">
            <text:p>24.01</text:p>
          </table:table-cell>
          <table:table-cell table:formula="of:=[.E2]/10" office:value-type="float" office:value="2.401" calcext:value-type="float">
            <text:p>2.401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-corner</text:p>
          </table:table-cell>
          <table:table-cell office:value-type="string" calcext:value-type="string">
            <text:p>DET (MLOD)</text:p>
          </table:table-cell>
          <table:table-cell office:value-type="float" office:value="20" calcext:value-type="float">
            <text:p>20</text:p>
          </table:table-cell>
          <table:table-cell office:value-type="float" office:value="152.64" calcext:value-type="float">
            <text:p>152.64</text:p>
          </table:table-cell>
          <table:table-cell office:value-type="float" office:value="75.2" calcext:value-type="float">
            <text:p>75.2</text:p>
          </table:table-cell>
          <table:table-cell table:formula="of:=[.E3]/10" office:value-type="float" office:value="7.52" calcext:value-type="float">
            <text:p>7.52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formula="of:=([.G2]-[.G3])/[.G2]*100" office:value-type="float" office:value="92.8571428571429" calcext:value-type="float">
            <text:p>92.8571428571</text:p>
          </table:table-cell>
          <table:table-cell table:formula="of:=([.D3]-[.D2])/[.D2]*100" office:value-type="float" office:value="76.7894371091035" calcext:value-type="float">
            <text:p>76.789437109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0-corner</text:p>
          </table:table-cell>
          <table:table-cell office:value-type="string" calcext:value-type="string">
            <text:p>ALLD</text:p>
          </table:table-cell>
          <table:table-cell office:value-type="float" office:value="20" calcext:value-type="float">
            <text:p>20</text:p>
          </table:table-cell>
          <table:table-cell office:value-type="float" office:value="104.9" calcext:value-type="float">
            <text:p>104.9</text:p>
          </table:table-cell>
          <table:table-cell office:value-type="float" office:value="43.61" calcext:value-type="float">
            <text:p>43.61</text:p>
          </table:table-cell>
          <table:table-cell table:formula="of:=[.E4]/10" office:value-type="float" office:value="4.361" calcext:value-type="float">
            <text:p>4.361</text:p>
          </table:table-cell>
          <table:table-cell office:value-type="float" office:value="0.007" calcext:value-type="float">
            <text:p>0.007</text:p>
          </table:table-cell>
          <table:table-cell table:number-columns-repeated="3"/>
          <table:table-cell table:formula="of:=([.G2]-[.G4])/[.G2]*100" office:value-type="float" office:value="90" calcext:value-type="float">
            <text:p>90</text:p>
          </table:table-cell>
          <table:table-cell table:formula="of:=([.D4]-[.D2])/[.D2]*100" office:value-type="float" office:value="21.4964095436646" calcext:value-type="float">
            <text:p>21.496409543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0-corner</text:p>
          </table:table-cell>
          <table:table-cell office:value-type="string" calcext:value-type="string">
            <text:p>M02</text:p>
          </table:table-cell>
          <table:table-cell office:value-type="float" office:value="20" calcext:value-type="float">
            <text:p>20</text:p>
          </table:table-cell>
          <table:table-cell office:value-type="float" office:value="113.82" calcext:value-type="float">
            <text:p>113.82</text:p>
          </table:table-cell>
          <table:table-cell office:value-type="float" office:value="38.5097" calcext:value-type="float">
            <text:p>38.5097</text:p>
          </table:table-cell>
          <table:table-cell table:formula="of:=[.E5]/10" office:value-type="float" office:value="3.85097" calcext:value-type="float">
            <text:p>3.85097</text:p>
          </table:table-cell>
          <table:table-cell office:value-type="float" office:value="4.24" calcext:value-type="float">
            <text:p>4.24</text:p>
          </table:table-cell>
          <table:table-cell table:number-columns-repeated="3"/>
          <table:table-cell office:value-type="float" office:value="24.685" calcext:value-type="float">
            <text:p>24.685</text:p>
          </table:table-cell>
          <table:table-cell table:formula="of:=ABS([.D5]-[.D2])/[.D2]*100" office:value-type="float" office:value="31.8276580958999" calcext:value-type="float">
            <text:p>31.827658095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0-corner</text:p>
          </table:table-cell>
          <table:table-cell office:value-type="string" calcext:value-type="string">
            <text:p>M11</text:p>
          </table:table-cell>
          <table:table-cell/>
          <table:table-cell office:value-type="float" office:value="144.26" calcext:value-type="float">
            <text:p>144.26</text:p>
          </table:table-cell>
          <table:table-cell office:value-type="float" office:value="6.61" calcext:value-type="float">
            <text:p>6.61</text:p>
          </table:table-cell>
          <table:table-cell table:formula="of:=[.E6]/10" office:value-type="float" office:value="0.661" calcext:value-type="float">
            <text:p>0.661</text:p>
          </table:table-cell>
          <table:table-cell office:value-type="float" office:value="4.3" calcext:value-type="float">
            <text:p>4.3</text:p>
          </table:table-cell>
          <table:table-cell table:number-columns-repeated="3"/>
          <table:table-cell office:value-type="float" office:value="24.685" calcext:value-type="float">
            <text:p>24.685</text:p>
          </table:table-cell>
          <table:table-cell table:formula="of:=ABS([.D6]-[.D2])/[.D2]*100" office:value-type="float" office:value="67.0836228862636" calcext:value-type="float">
            <text:p>67.083622886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0-corner</text:p>
          </table:table-cell>
          <table:table-cell office:value-type="string" calcext:value-type="string">
            <text:p>FLARES-0</text:p>
          </table:table-cell>
          <table:table-cell office:value-type="float" office:value="44.97" calcext:value-type="float">
            <text:p>44.97</text:p>
          </table:table-cell>
          <table:table-cell office:value-type="float" office:value="157.51" calcext:value-type="float">
            <text:p>157.51</text:p>
          </table:table-cell>
          <table:table-cell office:value-type="float" office:value="78.69" calcext:value-type="float">
            <text:p>78.69</text:p>
          </table:table-cell>
          <table:table-cell table:formula="of:=[.E7]/10" office:value-type="float" office:value="7.869" calcext:value-type="float">
            <text:p>7.869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table:formula="of:=([.G2]-[.G7])/[.G2]*100" office:value-type="float" office:value="91.4285714285714" calcext:value-type="float">
            <text:p>91.4285714286</text:p>
          </table:table-cell>
          <table:table-cell table:formula="of:=ABS([.D7]-[.D2])/[.D2]*100" office:value-type="float" office:value="82.4299281908733" calcext:value-type="float">
            <text:p>82.42992819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0-corner</text:p>
          </table:table-cell>
          <table:table-cell office:value-type="string" calcext:value-type="string">
            <text:p>FLARES-1</text:p>
          </table:table-cell>
          <table:table-cell office:value-type="float" office:value="87.87" calcext:value-type="float">
            <text:p>87.87</text:p>
          </table:table-cell>
          <table:table-cell office:value-type="float" office:value="93.7" calcext:value-type="float">
            <text:p>93.7</text:p>
          </table:table-cell>
          <table:table-cell office:value-type="float" office:value="26.84" calcext:value-type="float">
            <text:p>26.84</text:p>
          </table:table-cell>
          <table:table-cell table:formula="of:=[.E8]/10" office:value-type="float" office:value="2.684" calcext:value-type="float">
            <text:p>2.684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ABS([.D8]-[.D2])/[.D2]*100" office:value-type="float" office:value="8.52443826731526" calcext:value-type="float">
            <text:p>8.524438267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0-corner</text:p>
          </table:table-cell>
          <table:table-cell office:value-type="string" calcext:value-type="string">
            <text:p>01RM</text:p>
          </table:table-cell>
          <table:table-cell office:value-type="float" office:value="89.47" calcext:value-type="float">
            <text:p>89.47</text:p>
          </table:table-cell>
          <table:table-cell office:value-type="float" office:value="92.48" calcext:value-type="float">
            <text:p>92.48</text:p>
          </table:table-cell>
          <table:table-cell office:value-type="float" office:value="25.62" calcext:value-type="float">
            <text:p>25.62</text:p>
          </table:table-cell>
          <table:table-cell table:formula="of:=[.E9]/10" office:value-type="float" office:value="2.562" calcext:value-type="float">
            <text:p>2.562</text:p>
          </table:table-cell>
          <table:table-cell office:value-type="float" office:value="0.01" calcext:value-type="float">
            <text:p>0.01</text:p>
          </table:table-cell>
          <table:table-cell office:value-type="float" office:value="37.414" calcext:value-type="float">
            <text:p>37.414</text:p>
          </table:table-cell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formula="of:=([.G2]-[.G9])/[.G2]*100" office:value-type="float" office:value="85.7142857142857" calcext:value-type="float">
            <text:p>85.7142857143</text:p>
          </table:table-cell>
          <table:table-cell table:formula="of:=([.D9]-[.D2])/[.D2]*100" office:value-type="float" office:value="7.11141996757007" calcext:value-type="float">
            <text:p>7.111419967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0-corner</text:p>
          </table:table-cell>
          <table:table-cell office:value-type="string" calcext:value-type="string">
            <text:p>ACARM</text:p>
          </table:table-cell>
          <table:table-cell office:value-type="float" office:value="89.47" calcext:value-type="float">
            <text:p>89.47</text:p>
          </table:table-cell>
          <table:table-cell office:value-type="float" office:value="87.39" calcext:value-type="float">
            <text:p>87.39</text:p>
          </table:table-cell>
          <table:table-cell office:value-type="float" office:value="23.87" calcext:value-type="float">
            <text:p>23.87</text:p>
          </table:table-cell>
          <table:table-cell table:formula="of:=[.E10]/10" office:value-type="float" office:value="2.387" calcext:value-type="float">
            <text:p>2.387</text:p>
          </table:table-cell>
          <table:table-cell office:value-type="float" office:value="0.01" calcext:value-type="float">
            <text:p>0.01</text:p>
          </table:table-cell>
          <table:table-cell office:value-type="float" office:value="37.414" calcext:value-type="float">
            <text:p>37.414</text:p>
          </table:table-cell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formula="of:=([.G2]-[.G10])/[.G2]*100" office:value-type="float" office:value="85.7142857142857" calcext:value-type="float">
            <text:p>85.7142857143</text:p>
          </table:table-cell>
          <table:table-cell table:formula="of:=([.D10]-[.D2])/[.D2]*100" office:value-type="float" office:value="1.21612230715775" calcext:value-type="float">
            <text:p>1.2161223072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40-corner</text:p>
          </table:table-cell>
          <table:table-cell office:value-type="string" calcext:value-type="string">
            <text:p>LAO</text:p>
          </table:table-cell>
          <table:table-cell office:value-type="float" office:value="178.208" calcext:value-type="float">
            <text:p>178.208</text:p>
          </table:table-cell>
          <table:table-cell office:value-type="float" office:value="176.2" calcext:value-type="float">
            <text:p>176.2</text:p>
          </table:table-cell>
          <table:table-cell office:value-type="float" office:value="39.98" calcext:value-type="float">
            <text:p>39.98</text:p>
          </table:table-cell>
          <table:table-cell table:formula="of:=[.E12]/10" office:value-type="float" office:value="3.998" calcext:value-type="float">
            <text:p>3.998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40-corner</text:p>
          </table:table-cell>
          <table:table-cell office:value-type="string" calcext:value-type="string">
            <text:p>DET (MLOD)</text:p>
          </table:table-cell>
          <table:table-cell office:value-type="float" office:value="40" calcext:value-type="float">
            <text:p>40</text:p>
          </table:table-cell>
          <table:table-cell office:value-type="float" office:value="287.81" calcext:value-type="float">
            <text:p>287.81</text:p>
          </table:table-cell>
          <table:table-cell office:value-type="float" office:value="90.178" calcext:value-type="float">
            <text:p>90.178</text:p>
          </table:table-cell>
          <table:table-cell table:formula="of:=[.E13]/10" office:value-type="float" office:value="9.0178" calcext:value-type="float">
            <text:p>9.0178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formula="of:=([.G12]-[.G13])/[.G12]*100" office:value-type="float" office:value="54.9019607843137" calcext:value-type="float">
            <text:p>54.9019607843</text:p>
          </table:table-cell>
          <table:table-cell table:formula="of:=([.D13]-[.D12])/[.D12]*100" office:value-type="float" office:value="63.3427922814983" calcext:value-type="float">
            <text:p>63.342792281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0-corner</text:p>
          </table:table-cell>
          <table:table-cell office:value-type="string" calcext:value-type="string">
            <text:p>ALLD</text:p>
          </table:table-cell>
          <table:table-cell office:value-type="float" office:value="40" calcext:value-type="float">
            <text:p>40</text:p>
          </table:table-cell>
          <table:table-cell office:value-type="float" office:value="227.26" calcext:value-type="float">
            <text:p>227.26</text:p>
          </table:table-cell>
          <table:table-cell office:value-type="float" office:value="43.18" calcext:value-type="float">
            <text:p>43.18</text:p>
          </table:table-cell>
          <table:table-cell table:formula="of:=[.E14]/10" office:value-type="float" office:value="4.318" calcext:value-type="float">
            <text:p>4.318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([.G12]-[.G14])/[.G12]*100" office:value-type="float" office:value="41.1764705882353" calcext:value-type="float">
            <text:p>41.1764705882</text:p>
          </table:table-cell>
          <table:table-cell table:formula="of:=([.D14]-[.D12])/[.D12]*100" office:value-type="float" office:value="28.9784335981839" calcext:value-type="float">
            <text:p>28.978433598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0-corner</text:p>
          </table:table-cell>
          <table:table-cell table:style-name="Default" office:value-type="string" calcext:value-type="string">
            <text:p>M02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10.6" calcext:value-type="float">
            <text:p>210.6</text:p>
          </table:table-cell>
          <table:table-cell table:style-name="Default" office:value-type="float" office:value="26.65" calcext:value-type="float">
            <text:p>26.65</text:p>
          </table:table-cell>
          <table:table-cell table:formula="of:=[.E15]/10" office:value-type="float" office:value="2.665" calcext:value-type="float">
            <text:p>2.665</text:p>
          </table:table-cell>
          <table:table-cell table:style-name="Default" office:value-type="float" office:value="22.29" calcext:value-type="float">
            <text:p>22.29</text:p>
          </table:table-cell>
          <table:table-cell table:style-name="Default" table:number-columns-repeated="3"/>
          <table:table-cell office:value-type="float" office:value="41.1168" calcext:value-type="float">
            <text:p>41.1168</text:p>
          </table:table-cell>
          <table:table-cell table:formula="of:=ABS([.D15]-[.D12])/[.D12]*100" office:value-type="float" office:value="19.5232690124858" calcext:value-type="float">
            <text:p>19.5232690125</text:p>
          </table:table-cell>
          <table:table-cell table:style-name="Default" table:number-columns-repeated="1011"/>
          <table:table-cell/>
        </table:table-row>
        <table:table-row table:style-name="ro2">
          <table:table-cell office:value-type="string" calcext:value-type="string">
            <text:p>40-corner</text:p>
          </table:table-cell>
          <table:table-cell table:style-name="Default" office:value-type="string" calcext:value-type="string">
            <text:p>M11</text:p>
          </table:table-cell>
          <table:table-cell table:style-name="Default"/>
          <table:table-cell table:style-name="Default" office:value-type="float" office:value="285.46" calcext:value-type="float">
            <text:p>285.46</text:p>
          </table:table-cell>
          <table:table-cell table:style-name="Default" office:value-type="float" office:value="7.65" calcext:value-type="float">
            <text:p>7.65</text:p>
          </table:table-cell>
          <table:table-cell table:formula="of:=[.E16]/10" office:value-type="float" office:value="0.765" calcext:value-type="float">
            <text:p>0.765</text:p>
          </table:table-cell>
          <table:table-cell table:style-name="Default" office:value-type="float" office:value="23.83" calcext:value-type="float">
            <text:p>23.83</text:p>
          </table:table-cell>
          <table:table-cell table:style-name="Default" table:number-columns-repeated="3"/>
          <table:table-cell office:value-type="float" office:value="41.1168" calcext:value-type="float">
            <text:p>41.1168</text:p>
          </table:table-cell>
          <table:table-cell table:formula="of:=ABS([.D16]-[.D12])/[.D12]*100" office:value-type="float" office:value="62.0090805902384" calcext:value-type="float">
            <text:p>62.0090805902</text:p>
          </table:table-cell>
          <table:table-cell table:style-name="Default" table:number-columns-repeated="1011"/>
          <table:table-cell/>
        </table:table-row>
        <table:table-row table:style-name="ro2">
          <table:table-cell office:value-type="string" calcext:value-type="string">
            <text:p>40-corner</text:p>
          </table:table-cell>
          <table:table-cell office:value-type="string" calcext:value-type="string">
            <text:p>FLARES-0</text:p>
          </table:table-cell>
          <table:table-cell office:value-type="float" office:value="60.24" calcext:value-type="float">
            <text:p>60.24</text:p>
          </table:table-cell>
          <table:table-cell office:value-type="float" office:value="487.46" calcext:value-type="float">
            <text:p>487.46</text:p>
          </table:table-cell>
          <table:table-cell office:value-type="float" office:value="48.29" calcext:value-type="float">
            <text:p>48.29</text:p>
          </table:table-cell>
          <table:table-cell table:formula="of:=[.E17]/10" office:value-type="float" office:value="4.829" calcext:value-type="float">
            <text:p>4.829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formula="of:=([.G12]-[.G17])/[.G12]*100" office:value-type="float" office:value="90.1960784313726" calcext:value-type="float">
            <text:p>90.1960784314</text:p>
          </table:table-cell>
          <table:table-cell table:formula="of:=ABS([.D17]-[.D12])/[.D12]*100" office:value-type="float" office:value="176.651532349603" calcext:value-type="float">
            <text:p>176.651532349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0-corner</text:p>
          </table:table-cell>
          <table:table-cell office:value-type="string" calcext:value-type="string">
            <text:p>FLARES-1</text:p>
          </table:table-cell>
          <table:table-cell office:value-type="float" office:value="174.97" calcext:value-type="float">
            <text:p>174.97</text:p>
          </table:table-cell>
          <table:table-cell office:value-type="float" office:value="182.68" calcext:value-type="float">
            <text:p>182.68</text:p>
          </table:table-cell>
          <table:table-cell office:value-type="float" office:value="36.34" calcext:value-type="float">
            <text:p>36.34</text:p>
          </table:table-cell>
          <table:table-cell table:formula="of:=[.E18]/10" office:value-type="float" office:value="3.634" calcext:value-type="float">
            <text:p>3.634</text:p>
          </table:table-cell>
          <table:table-cell office:value-type="float" office:value="0.22" calcext:value-type="float">
            <text:p>0.22</text:p>
          </table:table-cell>
          <table:table-cell table:number-columns-repeated="3"/>
          <table:table-cell table:formula="of:=([.G12]-[.G18])/[.G12] * 100" office:value-type="float" office:value="56.8627450980392" calcext:value-type="float">
            <text:p>56.862745098</text:p>
          </table:table-cell>
          <table:table-cell table:formula="of:=ABS([.D18]-[.D12])/[.D12]*100" office:value-type="float" office:value="3.67763904653804" calcext:value-type="float">
            <text:p>3.677639046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0-corner</text:p>
          </table:table-cell>
          <table:table-cell office:value-type="string" calcext:value-type="string">
            <text:p>01RM</text:p>
          </table:table-cell>
          <table:table-cell office:value-type="float" office:value="178.208" calcext:value-type="float">
            <text:p>178.208</text:p>
          </table:table-cell>
          <table:table-cell office:value-type="float" office:value="171.17" calcext:value-type="float">
            <text:p>171.17</text:p>
          </table:table-cell>
          <table:table-cell office:value-type="float" office:value="38.26" calcext:value-type="float">
            <text:p>38.26</text:p>
          </table:table-cell>
          <table:table-cell table:formula="of:=[.E19]/10" office:value-type="float" office:value="3.826" calcext:value-type="float">
            <text:p>3.826</text:p>
          </table:table-cell>
          <table:table-cell office:value-type="float" office:value="0.17" calcext:value-type="float">
            <text:p>0.17</text:p>
          </table:table-cell>
          <table:table-cell office:value-type="float" office:value="37.478" calcext:value-type="float">
            <text:p>37.478</text:p>
          </table:table-cell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formula="of:=([.G12]-[.G19])/[.G12]*100" office:value-type="float" office:value="66.6666666666667" calcext:value-type="float">
            <text:p>66.6666666667</text:p>
          </table:table-cell>
          <table:table-cell table:formula="of:=ABS([.D19]-[.D12])/[.D12]*100" office:value-type="float" office:value="2.85471055618615" calcext:value-type="float">
            <text:p>2.854710556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0-corner</text:p>
          </table:table-cell>
          <table:table-cell office:value-type="string" calcext:value-type="string">
            <text:p>ACARM</text:p>
          </table:table-cell>
          <table:table-cell office:value-type="float" office:value="178.21" calcext:value-type="float">
            <text:p>178.21</text:p>
          </table:table-cell>
          <table:table-cell office:value-type="float" office:value="176.66" calcext:value-type="float">
            <text:p>176.66</text:p>
          </table:table-cell>
          <table:table-cell office:value-type="float" office:value="32.18" calcext:value-type="float">
            <text:p>32.18</text:p>
          </table:table-cell>
          <table:table-cell table:formula="of:=[.E20]/10" office:value-type="float" office:value="3.218" calcext:value-type="float">
            <text:p>3.218</text:p>
          </table:table-cell>
          <table:table-cell office:value-type="float" office:value="0.22" calcext:value-type="float">
            <text:p>0.22</text:p>
          </table:table-cell>
          <table:table-cell office:value-type="float" office:value="37.478" calcext:value-type="float">
            <text:p>37.478</text:p>
          </table:table-cell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formula="of:=([.G12]-[.G20])/[.G12]*100" office:value-type="float" office:value="56.8627450980392" calcext:value-type="float">
            <text:p>56.862745098</text:p>
          </table:table-cell>
          <table:table-cell table:formula="of:=ABS([.D20]-[.D12])/[.D12]*100" office:value-type="float" office:value="0.261066969353012" calcext:value-type="float">
            <text:p>0.2610669694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80-corner</text:p>
          </table:table-cell>
          <table:table-cell office:value-type="string" calcext:value-type="string">
            <text:p>LAO</text:p>
          </table:table-cell>
          <table:table-cell office:value-type="float" office:value="351.852" calcext:value-type="float">
            <text:p>351.852</text:p>
          </table:table-cell>
          <table:table-cell office:value-type="float" office:value="347.83" calcext:value-type="float">
            <text:p>347.83</text:p>
          </table:table-cell>
          <table:table-cell office:value-type="float" office:value="52.73" calcext:value-type="float">
            <text:p>52.73</text:p>
          </table:table-cell>
          <table:table-cell table:formula="of:=[.E22]/10" office:value-type="float" office:value="5.273" calcext:value-type="float">
            <text:p>5.273</text:p>
          </table:table-cell>
          <table:table-cell office:value-type="float" office:value="5.46" calcext:value-type="float">
            <text:p>5.46</text:p>
          </table:table-cell>
          <table:table-cell/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80-corner</text:p>
          </table:table-cell>
          <table:table-cell office:value-type="string" calcext:value-type="string">
            <text:p>DET (MLOD)</text:p>
          </table:table-cell>
          <table:table-cell office:value-type="float" office:value="80" calcext:value-type="float">
            <text:p>80</text:p>
          </table:table-cell>
          <table:table-cell office:value-type="float" office:value="484.14" calcext:value-type="float">
            <text:p>484.14</text:p>
          </table:table-cell>
          <table:table-cell office:value-type="float" office:value="37.79" calcext:value-type="float">
            <text:p>37.79</text:p>
          </table:table-cell>
          <table:table-cell table:formula="of:=[.E23]/10" office:value-type="float" office:value="3.779" calcext:value-type="float">
            <text:p>3.779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formula="of:=([.G22]-[.G23])/[.G22]*100" office:value-type="float" office:value="86.996336996337" calcext:value-type="float">
            <text:p>86.9963369963</text:p>
          </table:table-cell>
          <table:table-cell table:formula="of:=([.D23]-[.D22])/[.D22]*100" office:value-type="float" office:value="39.1886841273036" calcext:value-type="float">
            <text:p>39.188684127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80-corner</text:p>
          </table:table-cell>
          <table:table-cell office:value-type="string" calcext:value-type="string">
            <text:p>ALLD</text:p>
          </table:table-cell>
          <table:table-cell office:value-type="float" office:value="80" calcext:value-type="float">
            <text:p>80</text:p>
          </table:table-cell>
          <table:table-cell office:value-type="float" office:value="460.08" calcext:value-type="float">
            <text:p>460.08</text:p>
          </table:table-cell>
          <table:table-cell office:value-type="float" office:value="47.96" calcext:value-type="float">
            <text:p>47.96</text:p>
          </table:table-cell>
          <table:table-cell table:formula="of:=[.E24]/10" office:value-type="float" office:value="4.796" calcext:value-type="float">
            <text:p>4.796</text:p>
          </table:table-cell>
          <table:table-cell office:value-type="float" office:value="0.61" calcext:value-type="float">
            <text:p>0.61</text:p>
          </table:table-cell>
          <table:table-cell table:number-columns-repeated="3"/>
          <table:table-cell table:formula="of:=([.G22]-[.G24])/[.G22]*100" office:value-type="float" office:value="88.8278388278388" calcext:value-type="float">
            <text:p>88.8278388278</text:p>
          </table:table-cell>
          <table:table-cell table:formula="of:=([.D24]-[.D22])/[.D22]*100" office:value-type="float" office:value="32.2715119454906" calcext:value-type="float">
            <text:p>32.2715119455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80-corner</text:p>
          </table:table-cell>
          <table:table-cell table:style-name="Default" office:value-type="string" calcext:value-type="string">
            <text:p>M02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393.9" calcext:value-type="float">
            <text:p>393.9</text:p>
          </table:table-cell>
          <table:table-cell table:style-name="Default" office:value-type="float" office:value="62.0993" calcext:value-type="float">
            <text:p>62.0993</text:p>
          </table:table-cell>
          <table:table-cell table:formula="of:=[.E25]/10" office:value-type="float" office:value="6.20993" calcext:value-type="float">
            <text:p>6.20993</text:p>
          </table:table-cell>
          <table:table-cell table:style-name="Default" office:value-type="float" office:value="197.489" calcext:value-type="float">
            <text:p>197.489</text:p>
          </table:table-cell>
          <table:table-cell table:style-name="Default" table:number-columns-repeated="3"/>
          <table:table-cell office:value-type="float" office:value="27.2715" calcext:value-type="float">
            <text:p>27.2715</text:p>
          </table:table-cell>
          <table:table-cell table:formula="of:=([.D25]-[.D22])/[.D22]*100" office:value-type="float" office:value="13.2449759940201" calcext:value-type="float">
            <text:p>13.244975994</text:p>
          </table:table-cell>
          <table:table-cell table:style-name="Default" table:number-columns-repeated="1011"/>
          <table:table-cell/>
        </table:table-row>
        <table:table-row table:style-name="ro2">
          <table:table-cell table:style-name="Default" office:value-type="string" calcext:value-type="string">
            <text:p>80-corner</text:p>
          </table:table-cell>
          <table:table-cell table:style-name="Default" office:value-type="string" calcext:value-type="string">
            <text:p>M11</text:p>
          </table:table-cell>
          <table:table-cell table:style-name="Default"/>
          <table:table-cell table:style-name="Default" office:value-type="float" office:value="357" calcext:value-type="float">
            <text:p>357</text:p>
          </table:table-cell>
          <table:table-cell table:style-name="Default" office:value-type="float" office:value="11.4" calcext:value-type="float">
            <text:p>11.4</text:p>
          </table:table-cell>
          <table:table-cell table:formula="of:=[.E26]/10" office:value-type="float" office:value="1.14" calcext:value-type="float">
            <text:p>1.14</text:p>
          </table:table-cell>
          <table:table-cell table:style-name="Default" office:value-type="float" office:value="208.668" calcext:value-type="float">
            <text:p>208.668</text:p>
          </table:table-cell>
          <table:table-cell table:style-name="Default" table:number-columns-repeated="3"/>
          <table:table-cell office:value-type="float" office:value="25.98" calcext:value-type="float">
            <text:p>25.98</text:p>
          </table:table-cell>
          <table:table-cell table:formula="of:=ABS([.D26]-[.D22])/[.D22]*100" office:value-type="float" office:value="2.63634534111492" calcext:value-type="float">
            <text:p>2.6363453411</text:p>
          </table:table-cell>
          <table:table-cell table:style-name="Default" table:number-columns-repeated="1011"/>
          <table:table-cell/>
        </table:table-row>
        <table:table-row table:style-name="ro2">
          <table:table-cell office:value-type="string" calcext:value-type="string">
            <text:p>80-corner</text:p>
          </table:table-cell>
          <table:table-cell office:value-type="string" calcext:value-type="string">
            <text:p>FLARES-0</text:p>
          </table:table-cell>
          <table:table-cell office:value-type="float" office:value="102.67" calcext:value-type="float">
            <text:p>102.67</text:p>
          </table:table-cell>
          <table:table-cell office:value-type="float" office:value="496.67" calcext:value-type="float">
            <text:p>496.67</text:p>
          </table:table-cell>
          <table:table-cell office:value-type="float" office:value="15.76" calcext:value-type="float">
            <text:p>15.76</text:p>
          </table:table-cell>
          <table:table-cell table:formula="of:=[.E27]/10" office:value-type="float" office:value="1.576" calcext:value-type="float">
            <text:p>1.576</text:p>
          </table:table-cell>
          <table:table-cell office:value-type="float" office:value="2.68" calcext:value-type="float">
            <text:p>2.68</text:p>
          </table:table-cell>
          <table:table-cell table:number-columns-repeated="3"/>
          <table:table-cell table:formula="of:=([.G22]-[.G27])/[.G22]*100" office:value-type="float" office:value="50.9157509157509" calcext:value-type="float">
            <text:p>50.9157509158</text:p>
          </table:table-cell>
          <table:table-cell table:formula="of:=([.D27]-[.D22])/[.D22]*100" office:value-type="float" office:value="42.7910186010408" calcext:value-type="float">
            <text:p>42.79101860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80-corner</text:p>
          </table:table-cell>
          <table:table-cell office:value-type="string" calcext:value-type="string">
            <text:p>FLARES-1</text:p>
          </table:table-cell>
          <table:table-cell office:value-type="float" office:value="348.24" calcext:value-type="float">
            <text:p>348.24</text:p>
          </table:table-cell>
          <table:table-cell office:value-type="float" office:value="365.32" calcext:value-type="float">
            <text:p>365.32</text:p>
          </table:table-cell>
          <table:table-cell office:value-type="float" office:value="57.29" calcext:value-type="float">
            <text:p>57.29</text:p>
          </table:table-cell>
          <table:table-cell table:formula="of:=[.E28]/10" office:value-type="float" office:value="5.729" calcext:value-type="float">
            <text:p>5.729</text:p>
          </table:table-cell>
          <table:table-cell office:value-type="float" office:value="4.92" calcext:value-type="float">
            <text:p>4.92</text:p>
          </table:table-cell>
          <table:table-cell table:number-columns-repeated="3"/>
          <table:table-cell table:formula="of:=([.G22]-[.G28])/[.G22]*100" office:value-type="float" office:value="9.89010989010989" calcext:value-type="float">
            <text:p>9.8901098901</text:p>
          </table:table-cell>
          <table:table-cell table:formula="of:=([.D28]-[.D22])/[.D22]*100" office:value-type="float" office:value="5.02831843141765" calcext:value-type="float">
            <text:p>5.028318431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80-corner</text:p>
          </table:table-cell>
          <table:table-cell office:value-type="string" calcext:value-type="string">
            <text:p>01RM</text:p>
          </table:table-cell>
          <table:table-cell office:value-type="float" office:value="351.852" calcext:value-type="float">
            <text:p>351.852</text:p>
          </table:table-cell>
          <table:table-cell office:value-type="float" office:value="340.82" calcext:value-type="float">
            <text:p>340.82</text:p>
          </table:table-cell>
          <table:table-cell office:value-type="float" office:value="52.19" calcext:value-type="float">
            <text:p>52.19</text:p>
          </table:table-cell>
          <table:table-cell table:formula="of:=[.E29]/10" office:value-type="float" office:value="5.219" calcext:value-type="float">
            <text:p>5.219</text:p>
          </table:table-cell>
          <table:table-cell office:value-type="float" office:value="0.88" calcext:value-type="float">
            <text:p>0.88</text:p>
          </table:table-cell>
          <table:table-cell office:value-type="float" office:value="37.495" calcext:value-type="float">
            <text:p>37.495</text:p>
          </table:table-cell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formula="of:=([.G22]-[.G29])/[.G22]*100" office:value-type="float" office:value="83.8827838827839" calcext:value-type="float">
            <text:p>83.8827838828</text:p>
          </table:table-cell>
          <table:table-cell table:formula="of:=ABS([.D29]-[.D22])/[.D22]*100" office:value-type="float" office:value="2.01535232728632" calcext:value-type="float">
            <text:p>2.015352327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80-corner</text:p>
          </table:table-cell>
          <table:table-cell office:value-type="string" calcext:value-type="string">
            <text:p>ACARM</text:p>
          </table:table-cell>
          <table:table-cell office:value-type="float" office:value="351.852" calcext:value-type="float">
            <text:p>351.852</text:p>
          </table:table-cell>
          <table:table-cell office:value-type="float" office:value="338.07" calcext:value-type="float">
            <text:p>338.07</text:p>
          </table:table-cell>
          <table:table-cell office:value-type="float" office:value="52.24" calcext:value-type="float">
            <text:p>52.24</text:p>
          </table:table-cell>
          <table:table-cell table:formula="of:=[.E30]/10" office:value-type="float" office:value="5.224" calcext:value-type="float">
            <text:p>5.224</text:p>
          </table:table-cell>
          <table:table-cell office:value-type="float" office:value="0.88" calcext:value-type="float">
            <text:p>0.88</text:p>
          </table:table-cell>
          <table:table-cell office:value-type="float" office:value="37.495" calcext:value-type="float">
            <text:p>37.495</text:p>
          </table:table-cell>
          <table:table-cell table:number-columns-repeated="2"/>
          <table:table-cell table:formula="of:=([.G22]-[.G30])/[.G22]*100" office:value-type="float" office:value="83.8827838827839" calcext:value-type="float">
            <text:p>83.8827838828</text:p>
          </table:table-cell>
          <table:table-cell table:formula="of:=ABS([.D30]-[.D22])/[.D22]*100" office:value-type="float" office:value="2.80596843285513" calcext:value-type="float">
            <text:p>2.8059684329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-middle</text:p>
          </table:table-cell>
          <table:table-cell office:value-type="string" calcext:value-type="string">
            <text:p>LAO</text:p>
          </table:table-cell>
          <table:table-cell office:value-type="float" office:value="47.23" calcext:value-type="float">
            <text:p>47.23</text:p>
          </table:table-cell>
          <table:table-cell office:value-type="float" office:value="46.55" calcext:value-type="float">
            <text:p>46.55</text:p>
          </table:table-cell>
          <table:table-cell office:value-type="float" office:value="16.18" calcext:value-type="float">
            <text:p>16.18</text:p>
          </table:table-cell>
          <table:table-cell table:formula="of:=[.E32]/10" office:value-type="float" office:value="1.618" calcext:value-type="float">
            <text:p>1.618</text:p>
          </table:table-cell>
          <table:table-cell office:value-type="float" office:value="2.52" calcext:value-type="float">
            <text:p>2.52</text:p>
          </table:table-cell>
          <table:table-cell/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-middle</text:p>
          </table:table-cell>
          <table:table-cell office:value-type="string" calcext:value-type="string">
            <text:p>DET (MLOD)</text:p>
          </table:table-cell>
          <table:table-cell office:value-type="float" office:value="11" calcext:value-type="float">
            <text:p>11</text:p>
          </table:table-cell>
          <table:table-cell office:value-type="float" office:value="146.08" calcext:value-type="float">
            <text:p>146.08</text:p>
          </table:table-cell>
          <table:table-cell office:value-type="float" office:value="56.1" calcext:value-type="float">
            <text:p>56.1</text:p>
          </table:table-cell>
          <table:table-cell table:formula="of:=[.E33]/10" office:value-type="float" office:value="5.61" calcext:value-type="float">
            <text:p>5.61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formula="of:=([.G32]-[.G34])/[.G32]*100" office:value-type="float" office:value="99.8412698412698" calcext:value-type="float">
            <text:p>99.8412698413</text:p>
          </table:table-cell>
          <table:table-cell table:formula="of:=([.D33]-[.D32])/[.D32]*100" office:value-type="float" office:value="213.813104189044" calcext:value-type="float">
            <text:p>213.81310418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0-middle</text:p>
          </table:table-cell>
          <table:table-cell office:value-type="string" calcext:value-type="string">
            <text:p>ALLD</text:p>
          </table:table-cell>
          <table:table-cell office:value-type="float" office:value="11" calcext:value-type="float">
            <text:p>11</text:p>
          </table:table-cell>
          <table:table-cell office:value-type="float" office:value="51.5" calcext:value-type="float">
            <text:p>51.5</text:p>
          </table:table-cell>
          <table:table-cell office:value-type="float" office:value="20.95" calcext:value-type="float">
            <text:p>20.95</text:p>
          </table:table-cell>
          <table:table-cell table:formula="of:=[.E34]/10" office:value-type="float" office:value="2.095" calcext:value-type="float">
            <text:p>2.095</text:p>
          </table:table-cell>
          <table:table-cell office:value-type="float" office:value="0.004" calcext:value-type="float">
            <text:p>0.004</text:p>
          </table:table-cell>
          <table:table-cell table:number-columns-repeated="3"/>
          <table:table-cell table:formula="of:=([.G32]-[.G34])/[.G32]*100" office:value-type="float" office:value="99.8412698412698" calcext:value-type="float">
            <text:p>99.8412698413</text:p>
          </table:table-cell>
          <table:table-cell table:formula="of:=([.D34]-[.D32])/[.D32]*100" office:value-type="float" office:value="10.6337271750806" calcext:value-type="float">
            <text:p>10.6337271751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20-middle</text:p>
          </table:table-cell>
          <table:table-cell table:style-name="Default" office:value-type="string" calcext:value-type="string">
            <text:p>M0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69.65" calcext:value-type="float">
            <text:p>69.65</text:p>
          </table:table-cell>
          <table:table-cell table:style-name="Default" office:value-type="float" office:value="40.356" calcext:value-type="float">
            <text:p>40.356</text:p>
          </table:table-cell>
          <table:table-cell table:formula="of:=[.E35]/10" office:value-type="float" office:value="4.0356" calcext:value-type="float">
            <text:p>4.0356</text:p>
          </table:table-cell>
          <table:table-cell table:style-name="Default" office:value-type="float" office:value="1.523" calcext:value-type="float">
            <text:p>1.523</text:p>
          </table:table-cell>
          <table:table-cell table:style-name="Default" table:number-columns-repeated="3"/>
          <table:table-cell table:formula="of:=([.G32]-[.G35])/[.G32]*100" office:value-type="float" office:value="39.5634920634921" calcext:value-type="float">
            <text:p>39.5634920635</text:p>
          </table:table-cell>
          <table:table-cell table:formula="of:=([.D35]-[.D32])/[.D32]*100" office:value-type="float" office:value="49.624060150376" calcext:value-type="float">
            <text:p>49.6240601504</text:p>
          </table:table-cell>
          <table:table-cell table:style-name="Default" table:number-columns-repeated="1011"/>
          <table:table-cell/>
        </table:table-row>
        <table:table-row table:style-name="ro2">
          <table:table-cell table:style-name="Default" office:value-type="string" calcext:value-type="string">
            <text:p>20-middle</text:p>
          </table:table-cell>
          <table:table-cell table:style-name="Default" office:value-type="string" calcext:value-type="string">
            <text:p>M11</text:p>
          </table:table-cell>
          <table:table-cell table:style-name="Default"/>
          <table:table-cell table:style-name="Default" office:value-type="float" office:value="73.71" calcext:value-type="float">
            <text:p>73.71</text:p>
          </table:table-cell>
          <table:table-cell table:style-name="Default" office:value-type="float" office:value="4.2" calcext:value-type="float">
            <text:p>4.2</text:p>
          </table:table-cell>
          <table:table-cell table:formula="of:=[.E36]/10" office:value-type="float" office:value="0.42" calcext:value-type="float">
            <text:p>0.42</text:p>
          </table:table-cell>
          <table:table-cell table:style-name="Default" office:value-type="float" office:value="1.56" calcext:value-type="float">
            <text:p>1.56</text:p>
          </table:table-cell>
          <table:table-cell table:style-name="Default" table:number-columns-repeated="3"/>
          <table:table-cell table:formula="of:=([.G32]-[.G36])/[.G32]*100" office:value-type="float" office:value="38.0952380952381" calcext:value-type="float">
            <text:p>38.0952380952</text:p>
          </table:table-cell>
          <table:table-cell table:formula="of:=([.D36]-[.D32])/[.D32]*100" office:value-type="float" office:value="58.3458646616541" calcext:value-type="float">
            <text:p>58.3458646617</text:p>
          </table:table-cell>
          <table:table-cell table:style-name="Default" table:number-columns-repeated="1011"/>
          <table:table-cell/>
        </table:table-row>
        <table:table-row table:style-name="ro2">
          <table:table-cell office:value-type="string" calcext:value-type="string">
            <text:p>20-middle</text:p>
          </table:table-cell>
          <table:table-cell office:value-type="string" calcext:value-type="string">
            <text:p>FLARES-0</text:p>
          </table:table-cell>
          <table:table-cell office:value-type="float" office:value="23.6" calcext:value-type="float">
            <text:p>23.6</text:p>
          </table:table-cell>
          <table:table-cell office:value-type="float" office:value="134.58" calcext:value-type="float">
            <text:p>134.58</text:p>
          </table:table-cell>
          <table:table-cell office:value-type="float" office:value="112.17" calcext:value-type="float">
            <text:p>112.17</text:p>
          </table:table-cell>
          <table:table-cell table:formula="of:=[.E37]/10" office:value-type="float" office:value="11.217" calcext:value-type="float">
            <text:p>11.217</text:p>
          </table:table-cell>
          <table:table-cell office:value-type="float" office:value="0.004" calcext:value-type="float">
            <text:p>0.004</text:p>
          </table:table-cell>
          <table:table-cell table:number-columns-repeated="3"/>
          <table:table-cell table:formula="of:=([.G32]-[.G37])/[.G32]*100" office:value-type="float" office:value="99.8412698412698" calcext:value-type="float">
            <text:p>99.8412698413</text:p>
          </table:table-cell>
          <table:table-cell table:formula="of:=([.D37]-[.D32])/[.D32]*100" office:value-type="float" office:value="189.108485499463" calcext:value-type="float">
            <text:p>189.108485499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0-middle</text:p>
          </table:table-cell>
          <table:table-cell office:value-type="string" calcext:value-type="string">
            <text:p>FLARES-1</text:p>
          </table:table-cell>
          <table:table-cell office:value-type="float" office:value="45.15" calcext:value-type="float">
            <text:p>45.15</text:p>
          </table:table-cell>
          <table:table-cell office:value-type="float" office:value="48.47" calcext:value-type="float">
            <text:p>48.47</text:p>
          </table:table-cell>
          <table:table-cell office:value-type="float" office:value="20.1" calcext:value-type="float">
            <text:p>20.1</text:p>
          </table:table-cell>
          <table:table-cell table:formula="of:=[.E38]/10" office:value-type="float" office:value="2.01" calcext:value-type="float">
            <text:p>2.01</text:p>
          </table:table-cell>
          <table:table-cell office:value-type="float" office:value="0.007" calcext:value-type="float">
            <text:p>0.007</text:p>
          </table:table-cell>
          <table:table-cell table:number-columns-repeated="3"/>
          <table:table-cell table:formula="of:=([.G32]-[.G38])/[.G32]*100" office:value-type="float" office:value="99.7222222222222" calcext:value-type="float">
            <text:p>99.7222222222</text:p>
          </table:table-cell>
          <table:table-cell table:formula="of:=([.D38]-[.D32])/[.D32]*100" office:value-type="float" office:value="4.12459720730398" calcext:value-type="float">
            <text:p>4.124597207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0-middle</text:p>
          </table:table-cell>
          <table:table-cell office:value-type="string" calcext:value-type="string">
            <text:p>01RM</text:p>
          </table:table-cell>
          <table:table-cell office:value-type="float" office:value="47.23" calcext:value-type="float">
            <text:p>47.23</text:p>
          </table:table-cell>
          <table:table-cell office:value-type="float" office:value="45.79" calcext:value-type="float">
            <text:p>45.79</text:p>
          </table:table-cell>
          <table:table-cell office:value-type="float" office:value="17.78" calcext:value-type="float">
            <text:p>17.78</text:p>
          </table:table-cell>
          <table:table-cell table:formula="of:=[.E39]/10" office:value-type="float" office:value="1.778" calcext:value-type="float">
            <text:p>1.778</text:p>
          </table:table-cell>
          <table:table-cell office:value-type="float" office:value="0.17" calcext:value-type="float">
            <text:p>0.17</text:p>
          </table:table-cell>
          <table:table-cell office:value-type="float" office:value="37.414" calcext:value-type="float">
            <text:p>37.414</text:p>
          </table:table-cell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formula="of:=([.G32]-[.G39])/[.G32]*100" office:value-type="float" office:value="93.2539682539683" calcext:value-type="float">
            <text:p>93.253968254</text:p>
          </table:table-cell>
          <table:table-cell table:formula="of:=ABS([.D39]-[.D32])/[.D32]*100" office:value-type="float" office:value="1.63265306122449" calcext:value-type="float">
            <text:p>1.632653061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0-middle</text:p>
          </table:table-cell>
          <table:table-cell office:value-type="string" calcext:value-type="string">
            <text:p>ACARM</text:p>
          </table:table-cell>
          <table:table-cell office:value-type="float" office:value="47.23" calcext:value-type="float">
            <text:p>47.23</text:p>
          </table:table-cell>
          <table:table-cell office:value-type="float" office:value="45.94" calcext:value-type="float">
            <text:p>45.94</text:p>
          </table:table-cell>
          <table:table-cell office:value-type="float" office:value="16.21" calcext:value-type="float">
            <text:p>16.21</text:p>
          </table:table-cell>
          <table:table-cell table:formula="of:=[.E40]/10" office:value-type="float" office:value="1.621" calcext:value-type="float">
            <text:p>1.621</text:p>
          </table:table-cell>
          <table:table-cell office:value-type="float" office:value="0.06" calcext:value-type="float">
            <text:p>0.06</text:p>
          </table:table-cell>
          <table:table-cell office:value-type="float" office:value="37.414" calcext:value-type="float">
            <text:p>37.414</text:p>
          </table:table-cell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formula="of:=([.G32]-[.G40])/[.G32]*100" office:value-type="float" office:value="97.6190476190476" calcext:value-type="float">
            <text:p>97.619047619</text:p>
          </table:table-cell>
          <table:table-cell table:formula="of:=ABS([.D40]-[.D32])/[.D32]*100" office:value-type="float" office:value="1.31041890440387" calcext:value-type="float">
            <text:p>1.3104189044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40-middle</text:p>
          </table:table-cell>
          <table:table-cell office:value-type="string" calcext:value-type="string">
            <text:p>LAO</text:p>
          </table:table-cell>
          <table:table-cell office:value-type="float" office:value="93.265" calcext:value-type="float">
            <text:p>93.265</text:p>
          </table:table-cell>
          <table:table-cell office:value-type="float" office:value="90.45" calcext:value-type="float">
            <text:p>90.45</text:p>
          </table:table-cell>
          <table:table-cell office:value-type="float" office:value="26.5" calcext:value-type="float">
            <text:p>26.5</text:p>
          </table:table-cell>
          <table:table-cell table:formula="of:=[.E42]/10" office:value-type="float" office:value="2.65" calcext:value-type="float">
            <text:p>2.65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40-middle</text:p>
          </table:table-cell>
          <table:table-cell office:value-type="string" calcext:value-type="string">
            <text:p>DET (MLOD)</text:p>
          </table:table-cell>
          <table:table-cell office:value-type="float" office:value="21" calcext:value-type="float">
            <text:p>21</text:p>
          </table:table-cell>
          <table:table-cell office:value-type="float" office:value="149.82" calcext:value-type="float">
            <text:p>149.82</text:p>
          </table:table-cell>
          <table:table-cell office:value-type="float" office:value="69.38" calcext:value-type="float">
            <text:p>69.38</text:p>
          </table:table-cell>
          <table:table-cell table:formula="of:=[.E43]/10" office:value-type="float" office:value="6.938" calcext:value-type="float">
            <text:p>6.938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formula="of:=([.G42]-[.G43])/[.G42]*100" office:value-type="float" office:value="60" calcext:value-type="float">
            <text:p>60</text:p>
          </table:table-cell>
          <table:table-cell table:formula="of:=([.D43]-[.D42])/[.D42]*100" office:value-type="float" office:value="65.6384742951907" calcext:value-type="float">
            <text:p>65.638474295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0-middle</text:p>
          </table:table-cell>
          <table:table-cell office:value-type="string" calcext:value-type="string">
            <text:p>ALLD</text:p>
          </table:table-cell>
          <table:table-cell office:value-type="float" office:value="21" calcext:value-type="float">
            <text:p>21</text:p>
          </table:table-cell>
          <table:table-cell office:value-type="float" office:value="113.11" calcext:value-type="float">
            <text:p>113.11</text:p>
          </table:table-cell>
          <table:table-cell office:value-type="float" office:value="28.96" calcext:value-type="float">
            <text:p>28.96</text:p>
          </table:table-cell>
          <table:table-cell table:formula="of:=[.E44]/10" office:value-type="float" office:value="2.896" calcext:value-type="float">
            <text:p>2.896</text:p>
          </table:table-cell>
          <table:table-cell office:value-type="float" office:value="0.07" calcext:value-type="float">
            <text:p>0.07</text:p>
          </table:table-cell>
          <table:table-cell table:number-columns-repeated="3"/>
          <table:table-cell table:formula="of:=([.G42]-[.G44])/[.G42]*100" office:value-type="float" office:value="65" calcext:value-type="float">
            <text:p>65</text:p>
          </table:table-cell>
          <table:table-cell table:formula="of:=([.D44]-[.D42])/[.D42]*100" office:value-type="float" office:value="25.0525152017689" calcext:value-type="float">
            <text:p>25.0525152018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40-middle</text:p>
          </table:table-cell>
          <table:table-cell table:style-name="Default" office:value-type="string" calcext:value-type="string">
            <text:p>M02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24.6" calcext:value-type="float">
            <text:p>124.6</text:p>
          </table:table-cell>
          <table:table-cell table:style-name="Default" office:value-type="float" office:value="45.235" calcext:value-type="float">
            <text:p>45.235</text:p>
          </table:table-cell>
          <table:table-cell table:formula="of:=[.E45]/10" office:value-type="float" office:value="4.5235" calcext:value-type="float">
            <text:p>4.5235</text:p>
          </table:table-cell>
          <table:table-cell table:style-name="Default" office:value-type="float" office:value="6.437" calcext:value-type="float">
            <text:p>6.437</text:p>
          </table:table-cell>
          <table:table-cell table:style-name="Default" table:number-columns-repeated="3"/>
          <table:table-cell office:value-type="float" office:value="17.899" calcext:value-type="float">
            <text:p>17.899</text:p>
          </table:table-cell>
          <table:table-cell table:formula="of:=([.D45]-[.D42])/[.D42]*100" office:value-type="float" office:value="37.7556661138751" calcext:value-type="float">
            <text:p>37.7556661139</text:p>
          </table:table-cell>
          <table:table-cell table:style-name="Default" table:number-columns-repeated="1011"/>
          <table:table-cell/>
        </table:table-row>
        <table:table-row table:style-name="ro2">
          <table:table-cell table:style-name="Default" office:value-type="string" calcext:value-type="string">
            <text:p>40-middle</text:p>
          </table:table-cell>
          <table:table-cell table:style-name="Default" office:value-type="string" calcext:value-type="string">
            <text:p>M11</text:p>
          </table:table-cell>
          <table:table-cell table:style-name="Default"/>
          <table:table-cell table:style-name="Default" office:value-type="float" office:value="152.11" calcext:value-type="float">
            <text:p>152.11</text:p>
          </table:table-cell>
          <table:table-cell table:style-name="Default" office:value-type="float" office:value="67.82" calcext:value-type="float">
            <text:p>67.82</text:p>
          </table:table-cell>
          <table:table-cell table:formula="of:=[.E46]/10" office:value-type="float" office:value="6.782" calcext:value-type="float">
            <text:p>6.782</text:p>
          </table:table-cell>
          <table:table-cell table:style-name="Default" office:value-type="float" office:value="5.23" calcext:value-type="float">
            <text:p>5.23</text:p>
          </table:table-cell>
          <table:table-cell table:style-name="Default" table:number-columns-repeated="3"/>
          <table:table-cell office:value-type="float" office:value="25.168" calcext:value-type="float">
            <text:p>25.168</text:p>
          </table:table-cell>
          <table:table-cell table:formula="of:=([.D46]-[.D42])/[.D42]*100" office:value-type="float" office:value="68.1702598120509" calcext:value-type="float">
            <text:p>68.1702598121</text:p>
          </table:table-cell>
          <table:table-cell table:style-name="Default" table:number-columns-repeated="1011"/>
          <table:table-cell/>
        </table:table-row>
        <table:table-row table:style-name="ro2">
          <table:table-cell office:value-type="string" calcext:value-type="string">
            <text:p>40-middle</text:p>
          </table:table-cell>
          <table:table-cell office:value-type="string" calcext:value-type="string">
            <text:p>FLARES-0</text:p>
          </table:table-cell>
          <table:table-cell office:value-type="float" office:value="46.82" calcext:value-type="float">
            <text:p>46.82</text:p>
          </table:table-cell>
          <table:table-cell office:value-type="float" office:value="142.77" calcext:value-type="float">
            <text:p>142.77</text:p>
          </table:table-cell>
          <table:table-cell office:value-type="float" office:value="78.07" calcext:value-type="float">
            <text:p>78.07</text:p>
          </table:table-cell>
          <table:table-cell table:formula="of:=[.E47]/10" office:value-type="float" office:value="7.807" calcext:value-type="float">
            <text:p>7.807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table:formula="of:=([.G42]-[.G47])/[.G42]*100" office:value-type="float" office:value="40" calcext:value-type="float">
            <text:p>40</text:p>
          </table:table-cell>
          <table:table-cell table:formula="of:=([.D47]-[.D42])/[.D42]*100" office:value-type="float" office:value="57.8441127694859" calcext:value-type="float">
            <text:p>57.844112769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0-middle</text:p>
          </table:table-cell>
          <table:table-cell office:value-type="string" calcext:value-type="string">
            <text:p>FLARES-1</text:p>
          </table:table-cell>
          <table:table-cell office:value-type="float" office:value="89.98" calcext:value-type="float">
            <text:p>89.98</text:p>
          </table:table-cell>
          <table:table-cell office:value-type="float" office:value="92.95" calcext:value-type="float">
            <text:p>92.95</text:p>
          </table:table-cell>
          <table:table-cell office:value-type="float" office:value="28.02" calcext:value-type="float">
            <text:p>28.02</text:p>
          </table:table-cell>
          <table:table-cell table:formula="of:=[.E48]/10" office:value-type="float" office:value="2.802" calcext:value-type="float">
            <text:p>2.802</text:p>
          </table:table-cell>
          <table:table-cell office:value-type="float" office:value="0.24" calcext:value-type="float">
            <text:p>0.24</text:p>
          </table:table-cell>
          <table:table-cell table:number-columns-repeated="3"/>
          <table:table-cell table:formula="of:=ABS([.G42]-[.G48])/[.G42]*100" office:value-type="float" office:value="20" calcext:value-type="float">
            <text:p>20</text:p>
          </table:table-cell>
          <table:table-cell table:formula="of:=([.D48]-[.D42])/[.D42]*100" office:value-type="float" office:value="2.76395798783858" calcext:value-type="float">
            <text:p>2.763957987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0-middle</text:p>
          </table:table-cell>
          <table:table-cell office:value-type="string" calcext:value-type="string">
            <text:p>01RM</text:p>
          </table:table-cell>
          <table:table-cell office:value-type="float" office:value="93.26" calcext:value-type="float">
            <text:p>93.26</text:p>
          </table:table-cell>
          <table:table-cell office:value-type="float" office:value="93.24" calcext:value-type="float">
            <text:p>93.24</text:p>
          </table:table-cell>
          <table:table-cell office:value-type="float" office:value="25.15" calcext:value-type="float">
            <text:p>25.15</text:p>
          </table:table-cell>
          <table:table-cell table:formula="of:=[.E49]/10" office:value-type="float" office:value="2.515" calcext:value-type="float">
            <text:p>2.515</text:p>
          </table:table-cell>
          <table:table-cell office:value-type="float" office:value="0.14" calcext:value-type="float">
            <text:p>0.14</text:p>
          </table:table-cell>
          <table:table-cell office:value-type="float" office:value="37.478" calcext:value-type="float">
            <text:p>37.478</text:p>
          </table:table-cell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formula="of:=([.G42]-[.G49])/[.G42]*100" office:value-type="float" office:value="30" calcext:value-type="float">
            <text:p>30</text:p>
          </table:table-cell>
          <table:table-cell table:formula="of:=([.D49]-[.D42])/[.D42]*100" office:value-type="float" office:value="3.08457711442785" calcext:value-type="float">
            <text:p>3.084577114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0-middle</text:p>
          </table:table-cell>
          <table:table-cell office:value-type="string" calcext:value-type="string">
            <text:p>ACARM</text:p>
          </table:table-cell>
          <table:table-cell office:value-type="float" office:value="93.265" calcext:value-type="float">
            <text:p>93.265</text:p>
          </table:table-cell>
          <table:table-cell office:value-type="float" office:value="90.8" calcext:value-type="float">
            <text:p>90.8</text:p>
          </table:table-cell>
          <table:table-cell office:value-type="float" office:value="24.51" calcext:value-type="float">
            <text:p>24.51</text:p>
          </table:table-cell>
          <table:table-cell table:formula="of:=[.E50]/10" office:value-type="float" office:value="2.451" calcext:value-type="float">
            <text:p>2.451</text:p>
          </table:table-cell>
          <table:table-cell office:value-type="float" office:value="0.15" calcext:value-type="float">
            <text:p>0.15</text:p>
          </table:table-cell>
          <table:table-cell office:value-type="float" office:value="37.478" calcext:value-type="float">
            <text:p>37.478</text:p>
          </table:table-cell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formula="of:=([.G42]-[.G50])/[.G42]*100" office:value-type="float" office:value="25" calcext:value-type="float">
            <text:p>25</text:p>
          </table:table-cell>
          <table:table-cell table:formula="of:=([.D50]-[.D42])/[.D42] *100" office:value-type="float" office:value="0.386954118297396" calcext:value-type="float">
            <text:p>0.3869541183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80-middle</text:p>
          </table:table-cell>
          <table:table-cell office:value-type="string" calcext:value-type="string">
            <text:p>LAO</text:p>
          </table:table-cell>
          <table:table-cell office:value-type="float" office:value="181.553" calcext:value-type="float">
            <text:p>181.553</text:p>
          </table:table-cell>
          <table:table-cell office:value-type="float" office:value="188.32" calcext:value-type="float">
            <text:p>188.32</text:p>
          </table:table-cell>
          <table:table-cell office:value-type="float" office:value="46.69" calcext:value-type="float">
            <text:p>46.69</text:p>
          </table:table-cell>
          <table:table-cell table:formula="of:=[.E52]/10" office:value-type="float" office:value="4.669" calcext:value-type="float">
            <text:p>4.669</text:p>
          </table:table-cell>
          <table:table-cell office:value-type="float" office:value="58.81" calcext:value-type="float">
            <text:p>58.81</text:p>
          </table:table-cell>
          <table:table-cell/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80-middle</text:p>
          </table:table-cell>
          <table:table-cell office:value-type="string" calcext:value-type="string">
            <text:p>DET (MLOD)</text:p>
          </table:table-cell>
          <table:table-cell office:value-type="float" office:value="41" calcext:value-type="float">
            <text:p>41</text:p>
          </table:table-cell>
          <table:table-cell office:value-type="float" office:value="467.8" calcext:value-type="float">
            <text:p>467.8</text:p>
          </table:table-cell>
          <table:table-cell office:value-type="float" office:value="90.02" calcext:value-type="float">
            <text:p>90.02</text:p>
          </table:table-cell>
          <table:table-cell table:formula="of:=[.E53]/10" office:value-type="float" office:value="9.002" calcext:value-type="float">
            <text:p>9.002</text:p>
          </table:table-cell>
          <table:table-cell office:value-type="float" office:value="32.65" calcext:value-type="float">
            <text:p>32.65</text:p>
          </table:table-cell>
          <table:table-cell/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formula="of:=([.G52]-[.G53])/[.G52]*100" office:value-type="float" office:value="44.48223091311" calcext:value-type="float">
            <text:p>44.4822309131</text:p>
          </table:table-cell>
          <table:table-cell table:formula="of:=([.D53]-[.C52])/[.C52]*100" office:value-type="float" office:value="157.665805577435" calcext:value-type="float">
            <text:p>157.665805577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80-middle</text:p>
          </table:table-cell>
          <table:table-cell office:value-type="string" calcext:value-type="string">
            <text:p>ALLD</text:p>
          </table:table-cell>
          <table:table-cell office:value-type="float" office:value="41" calcext:value-type="float">
            <text:p>41</text:p>
          </table:table-cell>
          <table:table-cell office:value-type="float" office:value="227.5" calcext:value-type="float">
            <text:p>227.5</text:p>
          </table:table-cell>
          <table:table-cell office:value-type="float" office:value="43.3" calcext:value-type="float">
            <text:p>43.3</text:p>
          </table:table-cell>
          <table:table-cell table:formula="of:=[.E54]/10" office:value-type="float" office:value="4.33" calcext:value-type="float">
            <text:p>4.33</text:p>
          </table:table-cell>
          <table:table-cell office:value-type="float" office:value="16.03" calcext:value-type="float">
            <text:p>16.03</text:p>
          </table:table-cell>
          <table:table-cell table:number-columns-repeated="3"/>
          <table:table-cell table:formula="of:=([.G52]-[.G54])/[.G52]*100" office:value-type="float" office:value="72.7427308280905" calcext:value-type="float">
            <text:p>72.7427308281</text:p>
          </table:table-cell>
          <table:table-cell table:formula="of:=([.D54]-[.C52])/[.C52]*100" office:value-type="float" office:value="25.3077613699581" calcext:value-type="float">
            <text:p>25.30776137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80-middle</text:p>
          </table:table-cell>
          <table:table-cell table:style-name="Default" office:value-type="string" calcext:value-type="string">
            <text:p>M02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226.2" calcext:value-type="float">
            <text:p>226.2</text:p>
          </table:table-cell>
          <table:table-cell table:style-name="Default" office:value-type="float" office:value="51.9461" calcext:value-type="float">
            <text:p>51.9461</text:p>
          </table:table-cell>
          <table:table-cell table:formula="of:=[.E55]/10" office:value-type="float" office:value="5.19461" calcext:value-type="float">
            <text:p>5.19461</text:p>
          </table:table-cell>
          <table:table-cell table:style-name="Default" office:value-type="float" office:value="47.4157" calcext:value-type="float">
            <text:p>47.4157</text:p>
          </table:table-cell>
          <table:table-cell table:style-name="Default" table:number-columns-repeated="3"/>
          <table:table-cell table:formula="of:=([.G52]-[.G55])/[.G52]*100" office:value-type="float" office:value="19.3747661962251" calcext:value-type="float">
            <text:p>19.3747661962</text:p>
          </table:table-cell>
          <table:table-cell table:formula="of:=([.D55]-[.C52])/[.C52]*100" office:value-type="float" office:value="24.5917170192726" calcext:value-type="float">
            <text:p>24.5917170193</text:p>
          </table:table-cell>
          <table:table-cell table:style-name="Default" table:number-columns-repeated="1011"/>
          <table:table-cell/>
        </table:table-row>
        <table:table-row table:style-name="ro2">
          <table:table-cell table:style-name="Default" office:value-type="string" calcext:value-type="string">
            <text:p>80-middle</text:p>
          </table:table-cell>
          <table:table-cell table:style-name="Default" office:value-type="string" calcext:value-type="string">
            <text:p>M11</text:p>
          </table:table-cell>
          <table:table-cell table:style-name="Default"/>
          <table:table-cell table:style-name="Default" office:value-type="float" office:value="464.8" calcext:value-type="float">
            <text:p>464.8</text:p>
          </table:table-cell>
          <table:table-cell table:style-name="Default" office:value-type="float" office:value="6.88" calcext:value-type="float">
            <text:p>6.88</text:p>
          </table:table-cell>
          <table:table-cell table:formula="of:=[.E56]/10" office:value-type="float" office:value="0.688" calcext:value-type="float">
            <text:p>0.688</text:p>
          </table:table-cell>
          <table:table-cell table:style-name="Default" office:value-type="float" office:value="43.1" calcext:value-type="float">
            <text:p>43.1</text:p>
          </table:table-cell>
          <table:table-cell table:style-name="Default" table:number-columns-repeated="3"/>
          <table:table-cell table:formula="of:=([.G52]-[.G56])/[.G52]*100" office:value-type="float" office:value="26.7131440231253" calcext:value-type="float">
            <text:p>26.7131440231</text:p>
          </table:table-cell>
          <table:table-cell table:formula="of:=([.D56]-[.C52])/[.C52]*100" office:value-type="float" office:value="156.013395537391" calcext:value-type="float">
            <text:p>156.0133955374</text:p>
          </table:table-cell>
          <table:table-cell table:style-name="Default" table:number-columns-repeated="1011"/>
          <table:table-cell/>
        </table:table-row>
        <table:table-row table:style-name="ro2">
          <table:table-cell office:value-type="string" calcext:value-type="string">
            <text:p>80-middle</text:p>
          </table:table-cell>
          <table:table-cell office:value-type="string" calcext:value-type="string">
            <text:p>FLARES-0</text:p>
          </table:table-cell>
          <table:table-cell office:value-type="float" office:value="60.78" calcext:value-type="float">
            <text:p>60.78</text:p>
          </table:table-cell>
          <table:table-cell office:value-type="float" office:value="354.07" calcext:value-type="float">
            <text:p>354.07</text:p>
          </table:table-cell>
          <table:table-cell office:value-type="float" office:value="115.04" calcext:value-type="float">
            <text:p>115.04</text:p>
          </table:table-cell>
          <table:table-cell table:formula="of:=[.E57]/10" office:value-type="float" office:value="11.504" calcext:value-type="float">
            <text:p>11.504</text:p>
          </table:table-cell>
          <table:table-cell office:value-type="float" office:value="15.63" calcext:value-type="float">
            <text:p>15.63</text:p>
          </table:table-cell>
          <table:table-cell table:number-columns-repeated="3"/>
          <table:table-cell table:formula="of:=([.G52]-[.G57])/[.G52]*100" office:value-type="float" office:value="73.4228872640707" calcext:value-type="float">
            <text:p>73.4228872641</text:p>
          </table:table-cell>
          <table:table-cell table:formula="of:=([.D57]-[.C52])/[.C52]*100" office:value-type="float" office:value="95.0229409593893" calcext:value-type="float">
            <text:p>95.022940959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80-middle</text:p>
          </table:table-cell>
          <table:table-cell office:value-type="string" calcext:value-type="string">
            <text:p>FLARES-1</text:p>
          </table:table-cell>
          <table:table-cell office:value-type="float" office:value="178.855" calcext:value-type="float">
            <text:p>178.855</text:p>
          </table:table-cell>
          <table:table-cell office:value-type="float" office:value="185.08" calcext:value-type="float">
            <text:p>185.08</text:p>
          </table:table-cell>
          <table:table-cell office:value-type="float" office:value="43.08" calcext:value-type="float">
            <text:p>43.08</text:p>
          </table:table-cell>
          <table:table-cell table:formula="of:=[.E58]/10" office:value-type="float" office:value="4.308" calcext:value-type="float">
            <text:p>4.308</text:p>
          </table:table-cell>
          <table:table-cell office:value-type="float" office:value="22.53" calcext:value-type="float">
            <text:p>22.53</text:p>
          </table:table-cell>
          <table:table-cell table:number-columns-repeated="3"/>
          <table:table-cell table:formula="of:=([.G52]-[.G58])/[.G52]*100" office:value-type="float" office:value="61.690188743411" calcext:value-type="float">
            <text:p>61.6901887434</text:p>
          </table:table-cell>
          <table:table-cell table:formula="of:=([.D58]-[.C52])/[.C52]*100" office:value-type="float" office:value="1.94268340374437" calcext:value-type="float">
            <text:p>1.942683403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80-middle</text:p>
          </table:table-cell>
          <table:table-cell office:value-type="string" calcext:value-type="string">
            <text:p>01RM</text:p>
          </table:table-cell>
          <table:table-cell office:value-type="float" office:value="181.553" calcext:value-type="float">
            <text:p>181.553</text:p>
          </table:table-cell>
          <table:table-cell office:value-type="float" office:value="172.5" calcext:value-type="float">
            <text:p>172.5</text:p>
          </table:table-cell>
          <table:table-cell office:value-type="float" office:value="19.19" calcext:value-type="float">
            <text:p>19.19</text:p>
          </table:table-cell>
          <table:table-cell table:formula="of:=[.E59]/10" office:value-type="float" office:value="1.919" calcext:value-type="float">
            <text:p>1.919</text:p>
          </table:table-cell>
          <table:table-cell office:value-type="float" office:value="18.84" calcext:value-type="float">
            <text:p>18.84</text:p>
          </table:table-cell>
          <table:table-cell office:value-type="float" office:value="37.495" calcext:value-type="float">
            <text:p>37.495</text:p>
          </table:table-cell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formula="of:=([.G52]-[.G59])/[.G52]*100" office:value-type="float" office:value="67.964631865329" calcext:value-type="float">
            <text:p>67.9646318653</text:p>
          </table:table-cell>
          <table:table-cell table:formula="of:=ABS([.D59]-[.C52])/[.C52]*100" office:value-type="float" office:value="4.98642269750431" calcext:value-type="float">
            <text:p>4.986422697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80-middle</text:p>
          </table:table-cell>
          <table:table-cell office:value-type="string" calcext:value-type="string">
            <text:p>ACARM</text:p>
          </table:table-cell>
          <table:table-cell office:value-type="float" office:value="181.553" calcext:value-type="float">
            <text:p>181.553</text:p>
          </table:table-cell>
          <table:table-cell office:value-type="float" office:value="168.22" calcext:value-type="float">
            <text:p>168.22</text:p>
          </table:table-cell>
          <table:table-cell office:value-type="float" office:value="37.75" calcext:value-type="float">
            <text:p>37.75</text:p>
          </table:table-cell>
          <table:table-cell table:formula="of:=[.E60]/10" office:value-type="float" office:value="3.775" calcext:value-type="float">
            <text:p>3.775</text:p>
          </table:table-cell>
          <table:table-cell office:value-type="float" office:value="42.36" calcext:value-type="float">
            <text:p>42.36</text:p>
          </table:table-cell>
          <table:table-cell office:value-type="float" office:value="37.495" calcext:value-type="float">
            <text:p>37.495</text:p>
          </table:table-cell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formula="of:=([.G52]-[.G60])/[.G52]*100" office:value-type="float" office:value="27.9714334296888" calcext:value-type="float">
            <text:p>27.9714334297</text:p>
          </table:table-cell>
          <table:table-cell office:value-type="float" office:value="1.34386" calcext:value-type="float">
            <text:p>1.34386</text:p>
          </table:table-cell>
          <table:table-cell table:number-columns-repeated="1012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5" table:number-columns-repeated="12" table:default-cell-style-name="Default"/>
        <table:table-row table:style-name="ro2" table:number-rows-repeated="49">
          <table:table-cell table:style-name="ce1" table:number-columns-repeated="12"/>
        </table:table-row>
        <table:table-row table:style-name="ro2" table:number-rows-repeated="1048526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18:54:52.332224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7-10-23T18:12:21Z</meta:creation-date>
    <dc:date>2019-01-24T19:06:17.796415136</dc:date>
    <meta:editing-cycles>165</meta:editing-cycles>
    <meta:editing-duration>PT9H52M45S</meta:editing-duration>
    <meta:document-statistic meta:table-count="2" meta:cell-count="538" meta:object-count="0"/>
  </office:meta>
</office:document-meta>
</file>